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8909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497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965in" fo:break-before="auto" style:use-optimal-row-height="true"/>
    </style:style>
    <style:style style:name="ro32" style:family="table-row">
      <style:table-row-properties style:row-height="0.248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74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5" style:family="table-cell" style:parent-style-name="Default">
      <style:text-properties style:font-name="Avenir2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1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4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8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2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3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01" style:family="table-cell" style:parent-style-name="Default">
      <style:table-cell-properties fo:background-color="transparent" style:vertical-align="middle"/>
      <style:text-properties style:font-name="Avenir2"/>
    </style:style>
    <style:style style:name="ce174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5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2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1" fo:font-weight="bold"/>
    </style:style>
    <style:style style:name="ce212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1" fo:font-weight="normal"/>
    </style:style>
    <style:style style:name="ce212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1" fo:font-weight="bold"/>
    </style:style>
    <style:style style:name="ce212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2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3" style:family="text">
      <style:text-properties style:font-name="Avenir5"/>
    </style:style>
    <style:style style:name="T24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5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-asian="Segoe UI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4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46" style:family="text">
      <style:text-properties style:text-line-through-type="singl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 text:c="2"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 text:c="2"/>3x</text:p>
            <text:p><text:s text:c="2"/>( SUM(Harci fortély fokok)</text:p>
            <text:p><text:s text:c="6"/>+</text:p>
            <text:p><text:s text:c="6"/>SUM(4 Harcmodor szintjei)</text:p>
            <text:p><text:s text:c="2"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 text:c="2"/>- Aktív: magára, vagy egy célszemélyre képes hatni, akit lát. </text:p>
            <text:p><text:s text:c="2"/>- Max hatótáv: 20m, +5 m / Pszí alkalmazás szint</text:p>
            <text:p><text:s text:c="2"/>- Követelmény: Intelligencia: 0, Önuralom: +1, Összpontosítás: 3. szint, Pszí használat 3.szinten</text:p>
            <text:p/>
            <text:p>2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 m / Pszí alkalmazás szint</text:p>
            <text:p><text:s text:c="2"/>- Követelmény: Intelligencia: +1, Önuralom: +2, Összpontosítás: 6.szint, Pszí használat 6.szinten</text:p>
            <text:p/>
            <text:p>3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 m / Pszí alkalmazás szint</text:p>
            <text:p><text:s text:c="2"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6"/>szegült szembe a védekező védelmével</text:p>
            <text:p/>
            <text:p>2. Mágiaellenállás</text:p>
            <text:p><text:s text:c="2"/>- AME: Asztrális</text:p>
            <text:p><text:s text:c="2"/>- MME: Mentális</text:p>
            <text:p><text:s text:c="2"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 text:c="2"/>= Aura Alap +</text:p>
            <text:p><text:s text:c="48"/>(Önuralom+Aura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Kardos Józsi, a démonölő lakatos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misztik kardművész, géplakatos, indigógyere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Blad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56" calcext:value-type="float">
            <text:p>3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48" calcext:value-type="float">
            <text:p>4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2.3595505617978" calcext:value-type="float">
            <text:p>12.3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4831460674157" calcext:value-type="float">
            <text:p>13.4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102" calcext:value-type="float">
            <text:p>102</text:p>
          </table:table-cell>
          <table:table-cell table:style-name="ce698" table:formula="of:=([.$M24]/[.$E$13])*100" office:value-type="float" office:value="28.6516853932584" calcext:value-type="float">
            <text:p>28.6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90" calcext:value-type="float">
            <text:p>90</text:p>
          </table:table-cell>
          <table:table-cell table:style-name="ce698" table:formula="of:=([.$M25]/[.$E$13])*100" office:value-type="float" office:value="25.2808988764045" calcext:value-type="float">
            <text:p>25.2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8539325842697" calcext:value-type="float">
            <text:p>16.8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7078651685393" calcext:value-type="float">
            <text:p>3.3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6" calcext:value-type="float">
            <text:p>3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90" calcext:value-type="float">
            <text:p>9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 office:value-type="float" office:value="2" calcext:value-type="float">
            <text:p>2</text:p>
          </table:table-cell>
          <table:table-cell table:style-name="ce318" table:content-validation-name="val27" table:formula="of:=[.$J33]*[$Data.$C$12]" office:value-type="float" office:value="12" calcext:value-type="float">
            <text:p>12</text:p>
          </table:table-cell>
          <table:table-cell/>
          <table:table-cell table:style-name="ce351" table:content-validation-name="val33"/>
          <table:table-cell table:style-name="ce343"/>
          <table:table-cell table:style-name="ce36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1" table:content-validation-name="val34"/>
          <table:table-cell table:style-name="ce343"/>
          <table:table-cell table:style-name="ce368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2" calcext:value-type="float">
            <text:p>2</text:p>
          </table:table-cell>
          <table:table-cell table:style-name="ce318" table:content-validation-name="val27" table:formula="of:=[.$J35]*[$Data.$C$12]" office:value-type="float" office:value="12" calcext:value-type="float">
            <text:p>12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6"/>
          <table:table-cell table:style-name="ce343"/>
          <table:table-cell table:style-name="ce36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2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40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9" calcext:value-type="float">
            <text:p>9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/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3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9]*[$Data.$C$12]" office:value-type="float" office:value="6" calcext:value-type="float">
            <text:p>6</text:p>
          </table:table-cell>
          <table:table-cell table:style-name="ce648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3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0]*[$Data.$C$12]" office:value-type="float" office:value="6" calcext:value-type="float">
            <text:p>6</text:p>
          </table:table-cell>
          <table:table-cell table:style-name="ce648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1]*[$Data.$C$12]" office:value-type="float" office:value="6" calcext:value-type="float">
            <text:p>6</text:p>
          </table:table-cell>
          <table:table-cell table:style-name="ce648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3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2]*[$Data.$C$12]" office:value-type="float" office:value="6" calcext:value-type="float">
            <text:p>6</text:p>
          </table:table-cell>
          <table:table-cell table:style-name="ce648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3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3]*[$Data.$C$12]" office:value-type="float" office:value="6" calcext:value-type="float">
            <text:p>6</text:p>
          </table:table-cell>
          <table:table-cell table:style-name="ce648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3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2" calcext:value-type="float">
            <text:p>2</text:p>
          </table:table-cell>
          <table:table-cell table:style-name="ce321" table:content-validation-name="val27" table:formula="of:=[.$J64]*[$Data.$C$12]" office:value-type="float" office:value="12" calcext:value-type="float">
            <text:p>12</text:p>
          </table:table-cell>
          <table:table-cell table:style-name="ce648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91"/>
          <table:table-cell table:style-name="ce446" table:content-validation-name="val95" office:value-type="string" calcext:value-type="string">
            <text:p>indigógyerek</text:p>
          </table:table-cell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Fejlett ízlelés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 office:value-type="float" office:value="1" calcext:value-type="float">
            <text:p>1</text:p>
          </table:table-cell>
          <table:table-cell table:style-name="ce384" table:content-validation-name="val87" table:formula="of:=IF(ISBLANK([.$A8]); &quot;-&quot;; VLOOKUP([.$A8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395" table:content-validation-name="val87"/>
          <table:table-cell table:style-name="ce499" table:content-validation-name="val92" table:number-columns-spanned="3" table:number-rows-spanned="1"/>
          <table:covered-table-cell table:style-name="ce499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 office:value-type="float" office:value="1" calcext:value-type="float">
            <text:p>1</text:p>
          </table:table-cell>
          <table:table-cell table:style-name="ce384" table:content-validation-name="val87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5" table:number-columns-spanned="3" table:number-rows-spanned="1"/>
          <table:covered-table-cell table:style-name="ce418" table:content-validation-name="val80"/>
          <table:covered-table-cell table:style-name="ce41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0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5" table:formula="of:=ROUNDUP([$Alapértékek.D8]/2)-COUNTA([.A25:.C34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6" table:formula="of:=ROUNDUP([$Alapértékek.D8]/2)-COUNTA([.A38:.A48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6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2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500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8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89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4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31"/>
          <table:table-cell table:style-name="ce59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34" office:value-type="string" calcext:value-type="string">
            <text:p>Módosítók</text:p>
          </table:table-cell>
          <table:table-cell table:style-name="ce597" table:content-validation-name="val141" office:value-type="string" calcext:value-type="string">
            <text:p>Összesen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9" table:formula="of:=SUM([.B5:.B6])" office:value-type="float" office:value="22" calcext:value-type="float">
            <text:p>22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677" table:content-validation-name="val123" office:value-type="float" office:value="10" calcext:value-type="float">
            <text:p>10</text:p>
          </table:table-cell>
          <table:table-cell table:style-name="ce677" table:content-validation-name="val135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742" table:content-validation-name="val142" table:formula="of:=[.C4]+[.D4]" office:value-type="float" office:value="24" calcext:value-type="float">
            <text:p>24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03" table:content-validation-name="val170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533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20" calcext:value-type="float">
            <text:p>20</text:p>
          </table:table-cell>
          <table:table-cell table:style-name="ce677" table:content-validation-name="val123" office:value-type="float" office:value="20" calcext:value-type="float">
            <text:p>20</text:p>
          </table:table-cell>
          <table:table-cell table:style-name="ce677" table:content-validation-name="val136" table:formula="of:=2*([Alapértékek.$C$18]+[Alapértékek.$C$20]+[Alapértékek.$C$21])" office:value-type="float" office:value="18" calcext:value-type="float">
            <text:p>18</text:p>
          </table:table-cell>
          <table:table-cell table:style-name="ce742" table:content-validation-name="val143" table:formula="of:=[.C5]+[.B5]+[.D5]" office:value-type="float" office:value="58" calcext:value-type="float">
            <text:p>58</text:p>
          </table:table-cell>
          <table:table-cell table:style-name="ce533" table:number-columns-repeated="5"/>
          <table:table-cell table:style-name="ce960"/>
          <table:table-cell table:style-name="ce61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2" calcext:value-type="float">
            <text:p>2</text:p>
          </table:table-cell>
          <table:table-cell table:style-name="ce677" table:content-validation-name="val123" office:value-type="float" office:value="120" calcext:value-type="float">
            <text:p>120</text:p>
          </table:table-cell>
          <table:table-cell table:style-name="ce677" table:content-validation-name="val137" table:formula="of:=2*([Alapértékek.$C$20]+[Alapértékek.$C$21])" office:value-type="float" office:value="12" calcext:value-type="float">
            <text:p>12</text:p>
          </table:table-cell>
          <table:table-cell table:style-name="ce742" table:content-validation-name="val144" table:formula="of:=[.C6]+[.B6]+[.D6]" office:value-type="float" office:value="134" calcext:value-type="float">
            <text:p>134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677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4" calcext:value-type="float">
            <text:p>4</text:p>
          </table:table-cell>
          <table:table-cell table:style-name="ce742" table:content-validation-name="val145" table:formula="of:=[.C8]+[.B8]+[.D8]" office:value-type="float" office:value="-26" calcext:value-type="float">
            <text:p>-26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03" table:content-validation-name="val171" table:formula="of:=[Data.C22]*[Alapértékek.$D$8]" office:value-type="float" office:value="28" calcext:value-type="float">
            <text:p>28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04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1" calcext:value-type="float">
            <text:p>1</text:p>
          </table:table-cell>
          <table:table-cell table:style-name="ce533"/>
          <table:table-cell table:style-name="ce70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44" calcext:value-type="float">
            <text:p>44 KP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72" table:formula="of:=(([.I3]+[.I7])/[Alapértékek.D8])" office:value-type="float" office:value="3.14285714285714" calcext:value-type="float">
            <text:p>3.14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5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7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7" calcext:value-type="float">
            <text:p>7</text:p>
          </table:table-cell>
          <table:table-cell table:style-name="ce618" table:content-validation-name="val110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0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7" table:formula="of:=[.C14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7" calcext:value-type="float">
            <text:p>7</text:p>
          </table:table-cell>
          <table:table-cell table:style-name="ce618" table:content-validation-name="val110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10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57" table:formula="of:=[.C15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7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57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08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9">
          <table:table-cell table:style-name="ce539" table:number-columns-spanned="9" table:number-rows-spanned="1"/>
          <table:covered-table-cell table:number-columns-repeated="7" table:style-name="ce539"/>
          <table:covered-table-cell table:style-name="ce915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4" table:content-validation-name="val97" office:value-type="string" calcext:value-type="string">
            <text:p>Távolsági 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5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5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3"/>
          <table:covered-table-cell table:number-columns-repeated="5" table:style-name="ce580"/>
          <table:covered-table-cell table:style-name="ce61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0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0">
          <table:table-cell table:style-name="ce545" table:content-validation-name="val100" office:value-type="string" calcext:value-type="string">
            <text:p>Kard, Slan 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81" table:content-validation-name="val129" office:value-type="float" office:value="1" calcext:value-type="float">
            <text:p>1</text:p>
          </table:table-cell>
          <table:table-cell table:style-name="ce643" table:content-validation-name="val110" table:formula="of:=IFERROR(VLOOKUP([.$A31];kezifegyverek_all;9;0)+[.$C31]*[Data.$S$6];[Data.$C$32])" office:value-type="float" office:value="11" calcext:value-type="float">
            <text:p>11</text:p>
          </table:table-cell>
          <table:table-cell table:style-name="ce643" table:content-validation-name="val110" table:formula="of:=IFERROR(VLOOKUP([.$A31];kezifegyverek_all;10;0)+[.$C31]*[Data.$S$6];[Data.$C$32])" office:value-type="float" office:value="21" calcext:value-type="float">
            <text:p>21</text:p>
          </table:table-cell>
          <table:table-cell table:style-name="ce643" table:content-validation-name="val110" table:formula="of:=IFERROR(VLOOKUP([.$A31];kezifegyverek_all;11;0)+[.$C31]*[Data.$S$6];[Data.$C$32])" office:value-type="float" office:value="15" calcext:value-type="float">
            <text:p>15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0 V/S +2Á" calcext:value-type="string">
            <text:p>10 V/S +2Á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3" calcext:value-type="float">
            <text:p>3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3" table:content-validation-name="val112"/>
          <table:table-cell table:style-name="ce611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8" calcext:value-type="float">
            <text:p>18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6" calcext:value-type="float">
            <text:p>136</text:p>
          </table:table-cell>
          <table:table-cell table:style-name="ce1178" table:content-validation-name="val162" table:formula="of:=[.G30]" office:value-type="string" office:string-value="-2 Z" calcext:value-type="string">
            <text:p>-2 Z</text:p>
          </table:table-cell>
          <table:table-cell table:style-name="ce847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9" calcext:value-type="float">
            <text:p>39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1" calcext:value-type="float">
            <text:p>91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61" calcext:value-type="float">
            <text:p>161</text:p>
          </table:table-cell>
          <table:table-cell table:style-name="ce1094" table:content-validation-name="val160" table:formula="of:=[.G31]" office:value-type="string" office:string-value="10 V/S +2Á" calcext:value-type="string">
            <text:p>10 V/S +2Á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1" table:content-validation-name="val114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1" table:content-validation-name="val149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9"/>
          <table:table-cell table:style-name="ce753" table:content-validation-name="val130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4" office:value-type="string" calcext:value-type="string">
            <text:p><text:s text:c="3"/>Elsődleges fegyver</text:p>
          </table:table-cell>
          <table:table-cell table:style-name="ce63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4" office:value-type="string" calcext:value-type="string">
            <text:p><text:s text:c="3"/>Másodlagos fegyver</text:p>
          </table:table-cell>
          <table:table-cell table:style-name="ce634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0" table:number-columns-repeated="2"/>
          <table:table-cell table:style-name="ce633"/>
          <table:table-cell table:style-name="ce610"/>
          <table:table-cell table:style-name="ce633" table:number-columns-repeated="3"/>
          <table:table-cell table:style-name="ce958"/>
          <table:table-cell table:style-name="ce539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1"/>
          <table:table-cell table:style-name="ce701"/>
          <table:table-cell table:style-name="ce757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9" table:number-columns-spanned="2" table:number-rows-spanned="1"/>
          <table:covered-table-cell table:style-name="ce6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office:value-type="string" calcext:value-type="string" table:number-columns-spanned="2" table:number-rows-spanned="1">
            <text:p>Posztó / Bunda</text:p>
          </table:table-cell>
          <table:covered-table-cell table:style-name="ce702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02" office:value-type="string" calcext:value-type="string">
            <text:p>Szúró</text:p>
          </table:table-cell>
          <table:table-cell table:style-name="ce7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53" table:content-validation-name="val122" table:number-columns-spanned="2" table:number-rows-spanned="1"/>
          <table:covered-table-cell table:style-name="ce653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2" calcext:value-type="float">
            <text:p>2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3" calcext:value-type="float">
            <text:p>3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3" calcext:value-type="float">
            <text:p>3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915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 table:number-columns-repeated="2"/>
          <table:table-cell table:style-name="ce1056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/>
          <table:table-cell table:style-name="ce956"/>
          <table:table-cell table:style-name="ce1057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5"/>
          <table:table-cell table:style-name="ce1217"/>
          <table:table-cell table:style-name="ce1252"/>
          <table:table-cell table:style-name="ce1301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6"/>
          <table:table-cell table:style-name="ce1218"/>
          <table:table-cell table:style-name="ce1253"/>
          <table:table-cell table:style-name="ce1302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7"/>
          <table:table-cell table:style-name="ce1219"/>
          <table:table-cell table:style-name="ce1254"/>
          <table:table-cell table:style-name="ce1303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1191" table:content-validation-name="val156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" calcext:value-type="float">
            <text:p>-1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11" calcext:value-type="float">
            <text:p>-11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21" calcext:value-type="float">
            <text:p>-21</text:p>
          </table:table-cell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5" calcext:value-type="float" table:number-columns-spanned="2" table:number-rows-spanned="1">
            <text:p>5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3" table:number-columns-repeated="11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65462">
          <table:table-cell table:style-name="ce533" table:number-columns-repeated="1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8">
          <table:table-cell table:style-name="ce5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44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48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7" calcext:value-type="float" table:number-columns-spanned="1" table:number-rows-spanned="2">
            <text:p>7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9" calcext:value-type="float">
            <text:p>9 +k10 ↓</text:p>
          </table:table-cell>
          <table:table-cell table:style-name="ce1281"/>
          <table:table-cell table:style-name="Default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102" calcext:value-type="float" table:number-columns-spanned="2" table:number-rows-spanned="1">
            <text:p>102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6" calcext:value-type="float">
            <text:p>16</text:p>
          </table:table-cell>
          <table:table-cell table:number-columns-repeated="48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41"/>
          <table:covered-table-cell table:style-name="ce1147" table:content-validation-name="val110"/>
          <table:covered-table-cell table:style-name="ce1241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9" calcext:value-type="float">
            <text:p>19</text:p>
          </table:table-cell>
          <table:table-cell table:number-columns-repeated="48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9" calcext:value-type="float">
            <text:p>29</text:p>
          </table:table-cell>
          <table:table-cell table:number-columns-repeated="48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6" calcext:value-type="float">
            <text:p>6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1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9" calcext:value-type="float">
            <text:p>39</text:p>
          </table:table-cell>
          <table:table-cell table:number-columns-repeated="48"/>
        </table:table-row>
        <table:table-row table:style-name="ro1">
          <table:table-cell table:style-name="ce1198" table:content-validation-name="val186" office:value-type="string" calcext:value-type="string" table:number-columns-spanned="4" table:number-rows-spanned="1">
            <text:p>Slan</text:p>
          </table:table-cell>
          <table:covered-table-cell table:style-name="ce1215" table:content-validation-name="val191"/>
          <table:covered-table-cell table:style-name="ce57" table:content-validation-name="val191"/>
          <table:covered-table-cell table:style-name="ce203" table:content-validation-name="val191"/>
          <table:table-cell table:style-name="ce1392" table:content-validation-name="val25" office:value-type="float" office:value="7" calcext:value-type="float">
            <text:p>7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table:style-name="ce1199" table:content-validation-name="val187" table:number-columns-spanned="4" table:number-rows-spanned="1"/>
          <table:covered-table-cell table:style-name="ce1224" table:content-validation-name="val191"/>
          <table:covered-table-cell table:style-name="ce1231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1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 office:value-type="float" office:value="2" calcext:value-type="float">
            <text:p>2</text:p>
          </table:table-cell>
          <table:table-cell table:style-name="ce1487" table:content-validation-name="val110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4" calcext:value-type="float">
            <text:p>54</text:p>
          </table:table-cell>
          <table:table-cell table:number-columns-repeated="48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9" calcext:value-type="float">
            <text:p>59</text:p>
          </table:table-cell>
          <table:table-cell table:number-columns-repeated="48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1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8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VLOOKUP(([.$O$2]+1); auraero; 2; 1); 0)" office:value-type="float" office:value="24" calcext:value-type="float">
            <text:p>24</text:p>
          </table:table-cell>
          <table:table-cell table:style-name="ce209"/>
          <table:table-cell table:number-columns-repeated="2"/>
          <table:table-cell table:style-name="ce209"/>
          <table:table-cell table:number-columns-repeated="44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44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44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6"/>
          <table:table-cell table:number-columns-repeated="47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7"/>
          <table:table-cell table:number-columns-repeated="47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4"/>
          <table:covered-table-cell table:style-name="ce1231" table:content-validation-name="val8"/>
          <table:covered-table-cell table:style-name="ce235" table:content-validation-name="val8"/>
          <table:table-cell table:style-name="ce1411" table:content-validation-name="val25" office:value-type="float" office:value="4" calcext:value-type="float">
            <text:p>4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206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47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47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20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47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47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50"/>
        </table:table-row>
        <table:table-row table:style-name="ro2">
          <table:table-cell table:number-columns-repeated="13"/>
          <table:table-cell table:style-name="Default"/>
          <table:table-cell table:number-columns-repeated="50"/>
        </table:table-row>
        <table:table-row table:style-name="ro2" table:number-rows-repeated="1047890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6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768"/>
        </table:table-row>
        <table:table-row table:style-name="ro17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1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768"/>
        </table:table-row>
        <table:table-row table:style-name="ro19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.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768"/>
        </table:table-row>
        <table:table-row table:style-name="ro1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2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2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3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768"/>
        </table:table-row>
        <table:table-row table:style-name="ro25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00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009"/>
        </table:table-row>
        <table:table-row table:style-name="ro24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9"/>
          <table:table-cell table:style-name="ce421" table:number-columns-repeated="240"/>
          <table:table-cell table:number-columns-repeated="76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010"/>
        </table:table-row>
        <table:table-row table:style-name="ro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5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7" table:content-validation-name="val203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5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01"/>
          <table:covered-table-cell table:style-name="ce1740"/>
          <table:covered-table-cell table:number-columns-repeated="3" table:style-name="ce1701"/>
          <table:covered-table-cell table:style-name="ce2090"/>
          <table:covered-table-cell table:number-columns-repeated="2" table:style-name="ce1701"/>
          <table:covered-table-cell/>
          <table:covered-table-cell table:style-name="ce1701"/>
          <table:covered-table-cell table:number-columns-repeated="3"/>
        </table:table-row>
        <table:table-row table:style-name="ro2">
          <table:table-cell table:number-columns-repeated="4"/>
          <table:table-cell table:style-name="ce1740"/>
          <table:table-cell table:style-name="ce1701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01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01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54" office:value-type="string" calcext:value-type="string">
            <text:p><text:span text:style-name="T26">➖➖➖ Godoni nyelvek 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0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1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5">🟩</text:span><text:span text:style-name="T42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5">🟩 </text:span>Művészetismeret;  <text:span text:style-name="T37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5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5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5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5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5">🟩</text:span><text:span text:style-name="T42"> </text:span>Művészetismeret;  <text:span text:style-name="T37">🟥 </text:span><text:span text:style-name="T42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2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5">🟩</text:span><text:span text:style-name="T42"> </text:span>Idomítás;  <text:span text:style-name="T37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5">🟩</text:span><text:span text:style-name="T42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5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2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6">➖➖➖ Faj nyelvek ➖➖➖ </text:span>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5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<text:span text:style-name="T38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<text:span text:style-name="T38">Kvantikum;  </text:span><text:span text:style-name="T39">🟩</text:span><text:span text:style-name="T38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6">➖➖➖ Kyr nyelvek ➖➖➖ </text:span></text:p>
          </table:table-cell>
          <table:table-cell table:number-columns-repeated="4"/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37">🟥 </text:span>Kvantikum, Csapdaállítás, Szakma: <text:span text:style-name="T36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33"><text:a xlink:href="https://github.com/kaktusztea/km100/blob/master/md/fortelyok.altalanos/osi_kulturkor.md" xlink:type="simple">Ősi kultúrkör</text:a></text:span><text:span text:style-name="T33"> </text:span><text:span text:style-name="T34">🔁</text:span></text:p>
          </table:table-cell>
          <table:table-cell table:style-name="ce2041"/>
          <table:table-cell office:value-type="string" calcext:value-type="string">
            <text:p><text:span text:style-name="T37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7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7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5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6">➖➖➖ Speciális nyelvek 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1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2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28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2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28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28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2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29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2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9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Új fortély: Ősi kultkúrkör </text:span><text:span text:style-name="T34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46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2.4</text:p>
          </table:table-cell>
        </table:table-row>
        <table:table-row table:style-name="ro2">
          <table:table-cell table:style-name="ce2097" office:value-type="string" calcext:value-type="string">
            <text:p>* Fülek átnevezése, színezése</text:p>
          </table:table-cell>
        </table:table-row>
        <table:table-row table:style-name="ro2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2.3</text:p>
          </table:table-cell>
        </table:table-row>
        <table:table-row table:style-name="ro2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31">
          <table:table-cell table:style-name="ce2096" office:value-type="string" calcext:value-type="string">
            <text:p>V8.2.2</text:p>
          </table:table-cell>
        </table:table-row>
        <table:table-row table:style-name="ro2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97" office:value-type="string" calcext:value-type="string">
            <text:p>* Kétkezes harc táblázat</text:p>
          </table:table-cell>
        </table:table-row>
        <table:table-row table:style-name="ro2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1.1</text:p>
          </table:table-cell>
        </table:table-row>
        <table:table-row table:style-name="ro2">
          <table:table-cell table:style-name="ce2097" office:value-type="string" calcext:value-type="string">
            <text:p>* Max szint: 21</text:p>
          </table:table-cell>
        </table:table-row>
        <table:table-row table:style-name="ro2">
          <table:table-cell table:style-name="ce2097" office:value-type="string" calcext:value-type="string">
            <text:p>* KP Alap: 150</text:p>
          </table:table-cell>
        </table:table-row>
        <table:table-row table:style-name="ro2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0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7.9.2</text:p>
          </table:table-cell>
        </table:table-row>
        <table:table-row table:style-name="ro2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7.9.1</text:p>
          </table:table-cell>
        </table:table-row>
        <table:table-row table:style-name="ro2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31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:</text:span><text:span text:style-name="T47"> Tartós sérülés: +10-50 KP (kézzel beírandó, hozzáadódik a max KP-khoz)</text:span></text:p>
          </table:table-cell>
        </table:table-row>
        <table:table-row table:style-name="ro31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1 HM = 4 KP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Érzékek KP értéke változott! Összevonásra kerültek.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Vakság: 45KP, Süketség: 35 KP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Mágikus célzás: új harcmodor (Ostromlövészet átment a tartalék oldalra)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1">
          <table:table-cell table:style-name="ce2099" office:value-type="string" calcext:value-type="string">
            <text:p>* <text:span text:style-name="T17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5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23"> </text:span><text:span text:style-name="T51">→</text:span><text:span text:style-name="T23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23">  </text:span><text:span text:style-name="T51">→</text:span><text:span text:style-name="T23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25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2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6"/>
          <table:covered-table-cell table:style-name="ce1966"/>
          <table:covered-table-cell table:number-columns-repeated="6" table:style-name="ce1956"/>
          <table:covered-table-cell table:number-columns-repeated="3" table:style-name="ce1999"/>
          <table:covered-table-cell table:style-name="ce1956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6"/>
          <table:table-cell table:style-name="ce1966"/>
          <table:table-cell table:style-name="ce1956" table:number-columns-repeated="6"/>
          <table:table-cell table:style-name="ce1999" table:number-columns-repeated="3"/>
          <table:table-cell table:style-name="ce1956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4" office:value-type="string" calcext:value-type="string">
            <text:p>Szint</text:p>
          </table:table-cell>
          <table:table-cell table:style-name="ce1984" office:value-type="string" calcext:value-type="string" table:number-columns-spanned="2" table:number-rows-spanned="1">
            <text:p>KP</text:p>
          </table:table-cell>
          <table:covered-table-cell table:style-name="ce19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19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2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2"/>
          <table:table-cell table:number-columns-repeated="43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33"/>
          <table:table-cell table:style-name="ce2082" table:content-validation-name="val5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00" table:content-validation-name="val207" office:value-type="string" calcext:value-type="string">
            <text:p>Fok</text:p>
          </table:table-cell>
          <table:table-cell table:style-name="ce1900" table:content-validation-name="val207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49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0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49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9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0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58" table:content-validation-name="val5"/>
          <table:table-cell table:style-name="ce1892" table:content-validation-name="val5" table:number-columns-repeated="2"/>
          <table:table-cell table:style-name="ce2036" table:content-validation-name="val5"/>
          <table:table-cell table:style-name="ce1977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5" table:content-validation-name="val5"/>
          <table:table-cell table:style-name="ce195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5" table:content-validation-name="val5" office:value-type="string" calcext:value-type="string">
            <text:p>Szúró</text:p>
          </table:table-cell>
          <table:table-cell table:style-name="ce1955" table:content-validation-name="val5" office:value-type="string" calcext:value-type="string">
            <text:p>Vágó</text:p>
          </table:table-cell>
          <table:table-cell table:style-name="ce1955" table:content-validation-name="val5" office:value-type="string" calcext:value-type="string">
            <text:p>Zúzó</text:p>
          </table:table-cell>
          <table:table-cell table:style-name="ce195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>
            <text:p>SFÉ</text:p>
          </table:table-cell>
          <table:table-cell table:style-name="ce19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47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47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48"/>
        </table:table-row>
        <table:table-row table:style-name="ro2" table:number-rows-repeated="6530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 table:number-rows-repeated="98309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 table:orientation="column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8:37:06.501000000</dc:date>
    <meta:editing-cycles>918</meta:editing-cycles>
    <meta:editing-duration>P8DT15H50M17S</meta:editing-duration>
    <meta:document-statistic meta:table-count="11" meta:cell-count="38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